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1dd9c"/>
    </style:style>
    <style:style style:name="P2" style:family="paragraph" style:parent-style-name="Standard">
      <style:paragraph-properties fo:text-align="end" style:justify-single-word="false"/>
      <style:text-properties fo:font-weight="bold" officeooo:rsid="0003b810" officeooo:paragraph-rsid="0003b810" style:font-weight-asian="bold" style:font-weight-complex="bold"/>
    </style:style>
    <style:style style:name="P3" style:family="paragraph" style:parent-style-name="Table_20_Contents">
      <style:text-properties officeooo:rsid="0004f000" officeooo:paragraph-rsid="0004f000"/>
    </style:style>
    <style:style style:name="P4" style:family="paragraph" style:parent-style-name="Table_20_Contents">
      <style:paragraph-properties fo:text-align="center" style:justify-single-word="false"/>
      <style:text-properties officeooo:rsid="0004f000" officeooo:paragraph-rsid="0004f000"/>
    </style:style>
    <style:style style:name="P5" style:family="paragraph" style:parent-style-name="Table_20_Contents">
      <style:text-properties officeooo:rsid="0004f000" officeooo:paragraph-rsid="00093c2b"/>
    </style:style>
    <style:style style:name="P6" style:family="paragraph" style:parent-style-name="Table_20_Contents">
      <style:text-properties officeooo:rsid="0004f000" officeooo:paragraph-rsid="000e1f42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text-properties officeooo:rsid="00093c2b" officeooo:paragraph-rsid="00093c2b"/>
    </style:style>
    <style:style style:name="T1" style:family="text">
      <style:text-properties officeooo:rsid="0004f000"/>
    </style:style>
    <style:style style:name="T2" style:family="text">
      <style:text-properties officeooo:rsid="00093c2b"/>
    </style:style>
    <style:style style:name="T3" style:family="text">
      <style:text-properties officeooo:rsid="000e1f4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a2" table:style-name="Tabla2">
        <table:table-column table:style-name="Tabla2.A"/>
        <table:table-row>
          <table:table-cell table:style-name="Tabla2.A1" office:value-type="string">
            <text:p text:style-name="P4">MiMatriz</text:p>
          </table:table-cell>
        </table:table-row>
        <table:table-row>
          <table:table-cell table:style-name="Tabla2.A2" office:value-type="string">
            <text:p text:style-name="P7">-<text:span text:style-name="T1">const int <text:s text:c="85"/>MAX_FIL </text:span></text:p>
            <text:p text:style-name="Table_20_Contents">-<text:span text:style-name="T1">const int <text:s text:c="85"/>MAX_COL</text:span></text:p>
            <text:p text:style-name="Table_20_Contents">-<text:span text:style-name="T1">int <text:s text:c="94"/>util_col</text:span></text:p>
            <text:p text:style-name="Table_20_Contents">-<text:span text:style-name="T1">int <text:s text:c="94"/>util_fil</text:span></text:p>
            <text:p text:style-name="P3">-int <text:s text:c="94"/>fila</text:p>
          </table:table-cell>
        </table:table-row>
        <table:table-row>
          <table:table-cell table:style-name="Tabla2.A2" office:value-type="string">
            <text:p text:style-name="P3">+ int <text:s text:c="92"/>Dato(int fila, int columna)</text:p>
            <text:p text:style-name="P3">+void <text:s text:c="71"/>AsignarDato( int fila , int columna , int dato)</text:p>
            <text:p text:style-name="P3">+void <text:s text:c="91"/>Introd_Util_fil( int dato)</text:p>
            <text:p text:style-name="P3">+void <text:s text:c="91"/>Introd_Util_col( int dato)</text:p>
            <text:p text:style-name="P3">+int <text:s text:c="94"/>Total_col()</text:p>
            <text:p text:style-name="P3">+int <text:s text:c="94"/>Total_fil()</text:p>
            <text:p text:style-name="P3">+void <text:s text:c="91"/>BorrarTodos()</text:p>
            <text:p text:style-name="P3">+void <text:s text:c="91"/>Introd_Fila_ordenar ( int dato)</text:p>
            <text:p text:style-name="P3">+int <text:s text:c="94"/>Fila_ordenar ()</text:p>
            <text:p text:style-name="P8">+void <text:s text:c="91"/><text:span text:style-name="T1">Introd_</text:span>Columna<text:span text:style-name="T1">_ordenar ( int dato)</text:span></text:p>
            <text:p text:style-name="P8">+void <text:s text:c="91"/>Columna<text:span text:style-name="T1">_ordenar ()</text:span></text:p>
            <text:p text:style-name="P3">+void <text:s text:c="91"/>OrdenarFila ()</text:p>
            <text:p text:style-name="P5">+void <text:s text:c="91"/>Ordenar<text:span text:style-name="T2">Columna</text:span> ()</text:p>
            <text:p text:style-name="P6">+void <text:s text:c="91"/><text:span text:style-name="T3">OrdenarBurbuja</text:span> ()</text:p>
            <text:p text:style-name="P3">+int <text:s text:c="94"/>BuscaNumero (int entero_buscar)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Jose Santos Salvador 77644538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20:01:18.200000000</meta:creation-date>
    <dc:date>2018-01-18T19:09:00.636000000</dc:date>
    <meta:editing-duration>PT15M26S</meta:editing-duration>
    <meta:editing-cycles>9</meta:editing-cycles>
    <meta:generator>LibreOffice/5.4.4.2$Windows_X86_64 LibreOffice_project/2524958677847fb3bb44820e40380acbe820f960</meta:generator>
    <meta:document-statistic meta:table-count="1" meta:image-count="0" meta:object-count="0" meta:page-count="1" meta:paragraph-count="22" meta:word-count="76" meta:character-count="2344" meta:non-whitespace-character-count="479"/>
  </office:meta>
</office:document-meta>
</file>